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126cm" svg:height="8.508cm" svg:x="0.048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50:50.642860303</dc:date>
    <meta:editing-duration>PT4M2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27cm" svg:height="8.509cm" xlink:href="." xlink:type="simple" chart:class="chart:scatter" chart:style-name="ch1">
        <chart:plot-area chart:style-name="ch2" chart:data-source-has-labels="both" svg:x="0.302cm" svg:y="0.17cm" svg:width="14.523cm" svg:height="8.169cm">
          <chartooo:coordinate-region svg:x="0.844cm" svg:y="0.369cm" svg:width="13.887cm" svg:height="7.77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